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d7ba7d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:root</text:span>{</text:p>
      <text:p text:style-name="P1"><text:span text:style-name="T2">--branco-principal</text:span>: <text:span text:style-name="T3">#FFFFFF</text:span>;</text:p>
      <text:p text:style-name="P1"><text:span text:style-name="T2">--cinza-secundario</text:span>: <text:span text:style-name="T3">#c0c0c0</text:span>;</text:p>
      <text:p text:style-name="P1"><text:span text:style-name="T2">--botao-azul</text:span>: <text:span text:style-name="T3">#167BF7</text:span>;</text:p>
      <text:p text:style-name="P1"><text:span text:style-name="T2">--cor-de-fundo</text:span>: <text:span text:style-name="T3">#00030C</text:span>;</text:p>
      <text:p text:style-name="P1">}</text:p>
      <text:p text:style-name="P2"/>
      <text:p text:style-name="P1"><text:span text:style-name="T1">body</text:span>{</text:p>
      <text:p text:style-name="P1"><text:span text:style-name="T2">background-color</text:span>: <text:span text:style-name="T4">var</text:span>(<text:span text:style-name="T2">--cor-de-fundo</text:span>)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1:01:39.813595167</meta:creation-date>
    <dc:date>2023-04-18T11:01:55.151950596</dc:date>
    <meta:editing-duration>PT15S</meta:editing-duration>
    <meta:editing-cycles>1</meta:editing-cycles>
    <meta:document-statistic meta:table-count="0" meta:image-count="0" meta:object-count="0" meta:page-count="1" meta:paragraph-count="9" meta:word-count="19" meta:character-count="153" meta:non-whitespace-character-count="148"/>
    <meta:generator>LibreOffice/6.4.7.2$Linux_X86_64 LibreOffice_project/40$Build-2</meta:generator>
  </office:meta>
</office:document-meta>
</file>